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2.4764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2.2728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8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3366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993366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All url</text:p>
          </table:table-cell>
          <table:table-cell table:style-name="ce1" table:number-columns-repeated="3"/>
          <table:table-cell table:style-name="ce1" office:value-type="string" calcext:value-type="string">
            <text:p>Shuffle</text:p>
          </table:table-cell>
          <table:table-cell table:style-name="ce1" table:number-columns-repeated="2"/>
          <table:table-cell table:style-name="ce1" office:value-type="string" calcext:value-type="string">
            <text:p>Ordered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/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/>
          <table:table-cell office:value-type="string" calcext:value-type="string">
            <text:p>https://yahoo.com/</text:p>
          </table:table-cell>
          <table:table-cell table:number-columns-repeated="2"/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/>
          <table:table-cell office:value-type="string" calcext:value-type="string">
            <text:p>http://www.amazon.com/</text:p>
          </table:table-cell>
          <table:table-cell office:value-type="float" office:value="423960" calcext:value-type="float">
            <text:p>423960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amazon.com/</text:p>
          </table:table-cell>
          <table:table-cell office:value-type="float" office:value="423960" calcext:value-type="float">
            <text:p>423960</text:p>
          </table:table-cell>
          <table:table-cell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/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://www.amazon.com/</text:p>
          </table:table-cell>
          <table:table-cell office:value-type="float" office:value="423960" calcext:value-type="float">
            <text:p>42396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/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://www.amazon.com/</text:p>
          </table:table-cell>
          <table:table-cell office:value-type="float" office:value="423960" calcext:value-type="float">
            <text:p>42396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/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/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/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http://www.amazon.com/</text:p>
          </table:table-cell>
          <table:table-cell office:value-type="float" office:value="423960" calcext:value-type="float">
            <text:p>42396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/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 table:number-columns-repeated="4"/>
        </table:table-row>
        <table:table-row table:style-name="ro2" table:number-rows-repeated="104847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2:Sheet1.B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6:56:31.516438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0:21:54.941810111</meta:creation-date>
    <dc:date>2015-11-07T17:09:07.604630922</dc:date>
    <meta:editing-duration>PT2H5M20S</meta:editing-duration>
    <meta:editing-cycles>12</meta:editing-cycles>
    <meta:generator>LibreOffice/4.2.8.2$Linux_X86_64 LibreOffice_project/420m0$Build-2</meta:generator>
    <meta:document-statistic meta:table-count="1" meta:cell-count="455" meta:object-count="0"/>
  </office:meta>
</office:document-meta>
</file>